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c9233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c923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6c9233"/>
    </style:style>
    <style:style style:name="P4" style:family="paragraph" style:parent-style-name="Standard">
      <style:paragraph-properties fo:text-align="start" style:justify-single-word="false"/>
      <style:text-properties fo:font-weight="bold" officeooo:rsid="006e3d33" officeooo:paragraph-rsid="006e3d3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6c923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6e3d33" officeooo:paragraph-rsid="006e3d33" style:font-weight-asian="normal" style:font-weight-complex="normal"/>
    </style:style>
    <style:style style:name="P7" style:family="paragraph" style:parent-style-name="Standard" style:list-style-name="L10">
      <style:paragraph-properties fo:text-align="start" style:justify-single-word="false"/>
      <style:text-properties fo:font-weight="normal" officeooo:rsid="006e3d33" officeooo:paragraph-rsid="006e3d33" style:font-weight-asian="normal" style:font-weight-complex="normal"/>
    </style:style>
    <style:style style:name="T1" style:family="text">
      <style:text-properties style:font-name="DejaVu Sans Condensed1" fo:font-size="12pt" fo:font-weight="bold" officeooo:rsid="0033f6fd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494183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43b85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55da21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6e3d33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style:font-size-asian="12pt" style:font-size-complex="12pt"/>
    </style:style>
    <style:style style:name="T7" style:family="text">
      <style:text-properties style:font-name="DejaVu Sans Condensed1" fo:font-size="12pt" officeooo:rsid="0055da21" style:font-size-asian="12pt" style:font-size-complex="12pt"/>
    </style:style>
    <style:style style:name="T8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8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">3</text:span><text:span text:style-name="T2">0</text:span><text:span text:style-name="T5">5</text:span><text:span text:style-name="T1"> - Flight</text:span><text:span text:style-name="T3"> - </text:span><text:span text:style-name="T4">INS alignment</text:span></text:p>
      <text:p text:style-name="P5"><text:span text:style-name="T7"/></text:p>
      <text:p text:style-name="P4"><text:span text:style-name="T7">A</text:span><text:span text:style-name="T6">lign compass: after startup, before taking off -- WIP</text:span></text:p>
      <text:p text:style-name="P6"><text:span text:style-name="T6">Source: https://www.youtube.com/watch?v=tABJAQzLg4k</text:span></text:p>
      <text:list xml:id="list1657602095" text:style-name="L10">
        <text:list-item>
          <text:p text:style-name="P7"><text:span text:style-name="T6">Get current true (not magnetic) heading from F10 map or F2 info bar.</text:span></text:p>
        </text:list-item>
        <text:list-item>
          <text:p text:style-name="P7"><text:span text:style-name="T6">Set that heading on the knob on right console middle inboard.</text:span></text:p>
        </text:list-item>
        <text:list-item>
          <text:p text:style-name="P7"><text:span text:style-name="T6">MH/MAN switch ... MAN (down) (right wall bottom row middle)</text:span></text:p>
          <text:list>
            <text:list-item>
              <text:p text:style-name="P7"><text:span text:style-name="T6">HSI compass should now show the same heading that you just turned the knob to.</text:span></text:p>
            </text:list-item>
          </text:list>
        </text:list-item>
        <text:list-item>
          <text:p text:style-name="P7"><text:span text:style-name="T6">MH/MAN switch ... GYRO (middl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8-20T21:44:49.218000000</dc:date>
    <meta:editing-duration>P1DT2H45M20S</meta:editing-duration>
    <meta:editing-cycles>79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4" meta:word-count="94" meta:character-count="506" meta:non-whitespace-character-count="431"/>
  </office:meta>
</office:document-meta>
</file>